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weight="normal" officeooo:rsid="002f44fe" officeooo:paragraph-rsid="0039062d" style:font-size-asian="14pt" style:font-weight-asian="normal" style:font-size-complex="14pt" style:font-weight-complex="normal"/>
    </style:style>
    <style:style style:name="P2" style:family="paragraph" style:parent-style-name="Standard">
      <style:text-properties fo:font-size="14pt" fo:font-weight="normal" officeooo:rsid="0051b881" officeooo:paragraph-rsid="0051b881"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fo:font-size="32pt" fo:font-weight="bold" officeooo:rsid="0039062d" officeooo:paragraph-rsid="0039062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24pt" fo:font-weight="bold" officeooo:rsid="0039062d" officeooo:paragraph-rsid="0039062d" style:font-size-asian="21pt" style:font-weight-asian="bold" style:font-size-complex="24pt" style:font-weight-complex="bold"/>
    </style:style>
    <style:style style:name="P5" style:family="paragraph" style:parent-style-name="Standard">
      <style:text-properties officeooo:rsid="0051b881" officeooo:paragraph-rsid="0051b881"/>
    </style:style>
    <style:style style:name="P6" style:family="paragraph" style:parent-style-name="Standard">
      <style:text-properties officeooo:rsid="0052cc3f" officeooo:paragraph-rsid="0052cc3f"/>
    </style:style>
    <style:style style:name="P7" style:family="paragraph" style:parent-style-name="Standard">
      <style:paragraph-properties fo:text-align="center" style:justify-single-word="false" fo:break-before="page"/>
      <style:text-properties fo:font-size="32pt" fo:font-weight="bold" officeooo:rsid="0039062d" officeooo:paragraph-rsid="0039062d" style:font-size-asian="32pt" style:font-weight-asian="bold" style:font-size-complex="32pt" style:font-weight-complex="bold"/>
    </style:style>
    <style:style style:name="P8" style:family="paragraph" style:parent-style-name="Standard" style:list-style-name="L1">
      <style:text-properties fo:font-size="14pt" fo:font-weight="normal" officeooo:rsid="0051b881" officeooo:paragraph-rsid="0051b881" style:font-size-asian="14pt" style:font-weight-asian="normal" style:font-size-complex="14pt" style:font-weight-complex="normal"/>
    </style:style>
    <style:style style:name="P9" style:family="paragraph" style:parent-style-name="Standard">
      <style:text-properties fo:font-size="14pt" fo:font-weight="normal" officeooo:rsid="0051b881" officeooo:paragraph-rsid="0051b881" style:font-size-asian="14pt" style:font-weight-asian="normal" style:font-size-complex="14pt" style:font-weight-complex="normal"/>
    </style:style>
    <style:style style:name="P10" style:family="paragraph" style:parent-style-name="Standard" style:list-style-name="L2">
      <style:text-properties fo:font-size="14pt" fo:font-weight="normal" officeooo:rsid="0051b881" officeooo:paragraph-rsid="0051b881" style:font-size-asian="14pt" style:font-weight-asian="normal" style:font-size-complex="14pt" style:font-weight-complex="normal"/>
    </style:style>
    <style:style style:name="P11" style:family="paragraph" style:parent-style-name="Standard" style:list-style-name="L3">
      <style:text-properties fo:font-size="14pt" fo:font-weight="normal" officeooo:rsid="0051b881" officeooo:paragraph-rsid="0051b881" style:font-size-asian="14pt" style:font-weight-asian="normal" style:font-size-complex="14pt" style:font-weight-complex="normal"/>
    </style:style>
    <style:style style:name="P12" style:family="paragraph" style:parent-style-name="Standard" style:list-style-name="L3">
      <style:text-properties officeooo:rsid="0051b881" officeooo:paragraph-rsid="0051b881"/>
    </style:style>
    <style:style style:name="T1" style:family="text">
      <style:text-properties officeooo:rsid="0050ebb2"/>
    </style:style>
    <style:style style:name="T2" style:family="text">
      <style:text-properties officeooo:rsid="0051b881"/>
    </style:style>
    <style:style style:name="T3" style:family="text">
      <style:text-properties fo:font-size="14pt" fo:font-weight="normal" style:font-size-asian="14pt" style:font-weight-asian="normal" style:font-size-complex="14pt" style:font-weight-complex="normal"/>
    </style:style>
    <style:style style:name="T4" style:family="text">
      <style:text-properties fo:font-size="14pt" fo:font-weight="normal" officeooo:rsid="0052cc3f" style:font-size-asian="14pt" style:font-weight-asian="normal" style:font-size-complex="14pt" style:font-weight-complex="normal"/>
    </style:style>
    <style:style style:name="T5" style:family="text">
      <style:text-properties officeooo:rsid="005349b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eataxe64 Version <text:span text:style-name="T2">2 Strategy</text:span></text:p>
      <text:p text:style-name="P4">R. A. Parker. <text:s/><text:span text:style-name="T2">29.</text:span>June<text:span text:style-name="T1">.</text:span>2016.</text:p>
      <text:p text:style-name="P4"/>
      <text:p text:style-name="P3">Introduction.</text:p>
      <text:p text:style-name="P1"/>
      <text:p text:style-name="P2">Meataxe version 1 is more-or-less completed. <text:s/>My rush to get something out that is capable of doing multiply, nullspace and split has probably not produced the work-horse of the future, so I propose to leave it quietly behind and continue with sensible development. <text:s/>So much has been learned about what to do, and what not to do, that it is hard to see where to start. <text:s/>After several (failed) attempts at redesigning the heart (the thread-farm) I have concluded that the best way forwards is to take an incremental approach, and start version 2 as a copy of version 1 and to start work on fixing some of the major problems.</text:p>
      <text:p text:style-name="P2"/>
      <text:p text:style-name="P2">One problem is certainly that the thread-farm has many faults.</text:p>
      <text:p text:style-name="P2"/>
      <text:list xml:id="list2131689423503823216" text:style-name="L1">
        <text:list-item>
          <text:p text:style-name="P8">The main objects (Jobs and memory objects, but also several internal ones) are held as indexes to an array, so that the programmer must specify in advance how many are required. <text:s/></text:p>
        </text:list-item>
        <text:list-item>
          <text:p text:style-name="P8">The proggies (single thread workers) must explicitly free their objects.</text:p>
        </text:list-item>
        <text:list-item>
          <text:p text:style-name="P8">The interaction between an object being ready and submitting other jobs is not thread-hardened, so that jobs cannot submit other jobs and exectution cannot start until submission has completed.</text:p>
        </text:list-item>
        <text:list-item>
          <text:p text:style-name="P8">The managing of object reference counting is a needless burden.</text:p>
        </text:list-item>
      </text:list>
      <text:p text:style-name="P5"/>
      <text:p text:style-name="P2">I do not, however, propose an all out attack - not yet anyway - on . . .</text:p>
      <text:p text:style-name="P5"/>
      <text:list xml:id="list133126924844247798" text:style-name="L2">
        <text:list-item>
          <text:p text:style-name="P10">The performance of the thread farm is terrible.</text:p>
        </text:list-item>
      </text:list>
      <text:p text:style-name="P5"/>
      <text:p text:style-name="P2">though I do propose some piecemeal improvements in this area.</text:p>
      <text:p text:style-name="P5"/>
      <text:p text:style-name="P2">In terms of functionality, <text:span text:style-name="T5">t</text:span>he following are certainly needed.</text:p>
      <text:p text:style-name="P5"/>
      <text:list xml:id="list8499257444440798421" text:style-name="L3">
        <text:list-item>
          <text:p text:style-name="P11">The ability to keep track during Gaussian Elimination. <text:s/>This is needed for invert, and also (to a lesser extent) for Standard Base.</text:p>
        </text:list-item>
        <text:list-item>
          <text:p text:style-name="P11">Vector-permute (including helper subgroups) and condensation of such permutation representations.</text:p>
        </text:list-item>
        <text:list-item>
          <text:p text:style-name="P11">A sensible structure for split, including a pre-thrash program.</text:p>
        </text:list-item>
        <text:list-item>
          <text:p text:style-name="P11">The ability to do the major operations (first multiply, then produce echelon, and finally the full echelize) on disk-based matrices so that it is disk-space and run-time that limit the dimensions, not memory.</text:p>
        </text:list-item>
        <text:list-item>
          <text:p text:style-name="P12"><text:span text:style-name="T3">Characteristic Polynomial, including sparsification, root finding and polynomial factorization, are needed for many applications, such as the </text:span><text:soft-page-break/><text:span text:style-name="T3">Holt/Rees trick and matrix recognition.</text:span><text:span text:style-name="T4"> <text:s/>It should also be useful for condensed algebras, where the irreducibles can be recognized at a very early stage.</text:span></text:p>
        </text:list-item>
      </text:list>
      <text:p text:style-name="P5"/>
      <text:p text:style-name="P6"><text:span text:style-name="T4">T</text:span><text:span text:style-name="T3">he real issue here is that multi-core operations based on the current thread-farm are far too hard to write, so the thread-farm must be sorted out fir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6-06-29T10:51:51.420418060</dc:date>
    <meta:editing-duration>PT23H36M54S</meta:editing-duration>
    <meta:editing-cycles>159</meta:editing-cycles>
    <meta:generator>LibreOffice/4.2.8.2$Linux_X86_64 LibreOffice_project/420m0$Build-2</meta:generator>
    <meta:print-date>2016-05-21T17:31:23.826722282</meta:print-date>
    <meta:document-statistic meta:table-count="0" meta:image-count="0" meta:object-count="0" meta:page-count="2" meta:paragraph-count="19" meta:word-count="407" meta:character-count="2461" meta:non-whitespace-character-count="2075"/>
  </office:meta>
</office:document-meta>
</file>